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UtilsTests.testDecodeFromHtmlCharac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UtilsTests.testEncodeIntoHtmlCharacterSetFrom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UtilsTests.test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UtilsTests.testEncodeIntoHtmlCharac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UtilsTests.testHtmlUn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